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3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0.06" calcext:value-type="float">
            <text:p>0.06</text:p>
          </table:table-cell>
          <table:table-cell office:value-type="float" office:value="5500" calcext:value-type="float">
            <text:p>5500</text:p>
          </table:table-cell>
          <table:table-cell table:formula="of:=[.B3]/[.C3]" office:value-type="float" office:value="0.0000109090909090909" calcext:value-type="float">
            <text:p>1.09090909090909E-05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0.35" calcext:value-type="float">
            <text:p>0.35</text:p>
          </table:table-cell>
          <table:table-cell office:value-type="float" office:value="29000" calcext:value-type="float">
            <text:p>29000</text:p>
          </table:table-cell>
          <table:table-cell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0.07" calcext:value-type="float">
            <text:p>0.07</text:p>
          </table:table-cell>
          <table:table-cell office:value-type="float" office:value="7500" calcext:value-type="float">
            <text:p>7500</text:p>
          </table:table-cell>
          <table:table-cell table:formula="of:=[.B7]/[.C7]" office:value-type="float" office:value="0.00000933333333333333" calcext:value-type="float">
            <text:p>9.33333333333333E-06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table:number-columns-repeated="3"/>
        </table:table-row>
      </table:table>
      <table:table table:name="202009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[.B6]*[.C6]"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6500" calcext:value-type="float">
            <text:p>16500</text:p>
          </table:table-cell>
          <table:table-cell table:formula="of:=5500*3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B5]*[.C5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7]*[.C7]" office:value-type="float" office:value="7200" calcext:value-type="float">
            <text:p>7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5]*[.C5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]*[.C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style-name="ce2" table:formula="of:=[.B5]*[.C5]" office:value-type="float" office:value="8800" calcext:value-type="float">
            <text:p>88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1]*[.C1]" office:value-type="float" office:value="8400" calcext:value-type="float">
            <text:p>8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1]*[.C1]" office:value-type="float" office:value="10800" calcext:value-type="float">
            <text:p>10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5])" office:value-type="float" office:value="11000" calcext:value-type="float">
            <text:p>11000</text:p>
          </table:table-cell>
          <table:table-cell table:formula="of:=5500*2-[.D6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7200" calcext:value-type="float">
            <text:p>7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050" calcext:value-type="float">
            <text:p>10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5000" calcext:value-type="float">
            <text:p>5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[.B10]*[.C10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B11]*[.C11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29000" calcext:value-type="float">
            <text:p>29000</text:p>
          </table:table-cell>
          <table:table-cell table:formula="of:=290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7500" calcext:value-type="float">
            <text:p>7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3]*[.C3]" office:value-type="float" office:value="1140" calcext:value-type="float">
            <text:p>11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0800" calcext:value-type="float">
            <text:p>10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B1]*[.C1]" office:value-type="float" office:value="7500" calcext:value-type="float">
            <text:p>7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B3]*[.C3]" office:value-type="float" office:value="390" calcext:value-type="float">
            <text:p>3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2" table:formula="of:=[.B4]*[.C4]" office:value-type="float" office:value="1950" calcext:value-type="float">
            <text:p>19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style-name="ce2" table:formula="of:=[.B6]*[.C6]" office:value-type="float" office:value="7800" calcext:value-type="float">
            <text:p>7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7]*[.C7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2"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2"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2" table:formula="of:=[.B11]*[.C11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2]*[.C12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1]*[.C1]" office:value-type="float" office:value="3500" calcext:value-type="float">
            <text:p>3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5]*[.C5]" office:value-type="float" office:value="10800" calcext:value-type="float">
            <text:p>10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2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1]*[.C1]" office:value-type="float" office:value="14000" calcext:value-type="float">
            <text:p>1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4]*[.C4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1]*[.C1]" office:value-type="float" office:value="9000" calcext:value-type="float">
            <text:p>9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2]*[.C2]" office:value-type="float" office:value="8400" calcext:value-type="float">
            <text:p>8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2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]*[.C1]" office:value-type="float" office:value="7000" calcext:value-type="float">
            <text:p>7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2" table:formula="of:=[.B2]*[.C2]" office:value-type="float" office:value="15000" calcext:value-type="float">
            <text:p>15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2" table:formula="of:=[.B4]*[.C4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2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2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2]*[.C2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2" table:formula="of:=[.B3]*[.C3]" office:value-type="float" office:value="10500" calcext:value-type="float">
            <text:p>10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4]*[.C4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5]*[.C5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2]*[.C2]" office:value-type="float" office:value="9600" calcext:value-type="float">
            <text:p>9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5]*[.C5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2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5]*[.C5]" office:value-type="float" office:value="4000" calcext:value-type="float">
            <text:p>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21:13:22.466800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9-10T21:25:39.200835304</dc:date>
    <meta:editing-duration>PT18H25M37S</meta:editing-duration>
    <meta:editing-cycles>192</meta:editing-cycles>
    <meta:generator>LibreOffice/6.4.6.2$Linux_X86_64 LibreOffice_project/40$Build-2</meta:generator>
    <meta:document-statistic meta:table-count="108" meta:cell-count="3784" meta:object-count="0"/>
  </office:meta>
</office:document-meta>
</file>